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/>
    </style:style>
    <style:style style:name="ce13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ce5"/>
        <table:table-column table:style-name="co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4" table:default-cell-style-name="Default"/>
        <table:table-column table:style-name="co2" table:default-cell-style-name="ce12"/>
        <table:table-column table:style-name="co4" table:default-cell-style-name="ce10"/>
        <table:table-column table:style-name="co2" table:default-cell-style-name="ce5"/>
        <table:table-column table:style-name="co2" table:default-cell-style-name="ce12"/>
        <table:table-column table:style-name="co4" table:default-cell-style-name="ce10"/>
        <table:table-column table:style-name="co5" table:default-cell-style-name="ce16"/>
        <table:table-column table:style-name="co6" table:default-cell-style-name="ce17"/>
        <table:table-column table:style-name="co6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L3 (L)</text:p>
          </table:table-cell>
          <table:table-cell table:style-name="ce4" office:value-type="string" calcext:value-type="string">
            <text:p>L3 (P)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L7</text:p>
          </table:table-cell>
          <table:table-cell table:style-name="ce4" office:value-type="string" calcext:value-type="string">
            <text:p>L8</text:p>
          </table:table-cell>
          <table:table-cell office:value-type="string" calcext:value-type="string">
            <text:p>Lab Final</text:p>
          </table:table-cell>
          <table:table-cell table:style-name="ce9"/>
          <table:table-cell table:style-name="ce4" office:value-type="string" calcext:value-type="string">
            <text:p>E1</text:p>
          </table:table-cell>
          <table:table-cell table:style-name="ce4" office:value-type="string" calcext:value-type="string">
            <text:p>E2</text:p>
          </table:table-cell>
          <table:table-cell table:style-name="ce11" office:value-type="string" calcext:value-type="string">
            <text:p>E3</text:p>
          </table:table-cell>
          <table:table-cell office:value-type="string" calcext:value-type="string">
            <text:p>Exam Final</text:p>
          </table:table-cell>
          <table:table-cell table:style-name="ce9"/>
          <table:table-cell table:style-name="ce11" office:value-type="string" calcext:value-type="string">
            <text:p>CP1</text:p>
          </table:table-cell>
          <table:table-cell table:style-name="ce11" office:value-type="string" calcext:value-type="string">
            <text:p>CP2</text:p>
          </table:table-cell>
          <table:table-cell table:style-name="ce11" office:value-type="string" calcext:value-type="string">
            <text:p>IM</text:p>
          </table:table-cell>
          <table:table-cell table:style-name="ce11" office:value-type="string" calcext:value-type="string">
            <text:p>Q</text:p>
          </table:table-cell>
          <table:table-cell table:style-name="ce6" office:value-type="string" calcext:value-type="string">
            <text:p>CP Final</text:p>
          </table:table-cell>
          <table:table-cell table:style-name="ce9"/>
          <table:table-cell table:style-name="ce4" office:value-type="string" calcext:value-type="string">
            <text:p>FP – PR</text:p>
          </table:table-cell>
          <table:table-cell table:style-name="ce13" office:value-type="string" calcext:value-type="string">
            <text:p>FP Final</text:p>
          </table:table-cell>
          <table:table-cell table:style-name="ce9"/>
          <table:table-cell table:style-name="ce14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17" office:value-type="string" calcext:value-type="string">
            <text:p>Final GPA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1" office:value-type="string" calcext:value-type="string">
            <text:p>Numerical Grade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3" office:value-type="string" calcext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79"/>
        </table:table-row>
        <table:table-row table:style-name="ro1">
          <table:table-cell table:style-name="ce2" office:value-type="string" calcext:value-type="string">
            <text:p>James Ballinger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4" office:value-type="string" calcext:value-type="string">
            <text:p>A</text:p>
          </table:table-cell>
          <table:table-cell/>
          <table:table-cell table:style-name="ce7"/>
          <table:table-cell/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style-name="ce5"/>
          <table:table-cell table:style-name="ce7" table:formula="of:=[.M2]/50*0.15 + [.N2]/50*0.15 + [.O2]/100*0.2" office:value-type="float" office:value="0.267" calcext:value-type="float">
            <text:p>0.267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B</text:p>
          </table:table-cell>
          <table:table-cell table:style-name="ce7"/>
          <table:table-cell/>
          <table:table-cell table:style-name="ce14" table:formula="of:=[.K2] + [.P2] + [.V2] + [.Y2]" office:value-type="float" office:value="0.267" calcext:value-type="float">
            <text:p>0.26700</text:p>
          </table:table-cell>
          <table:table-cell table:style-name="ce15" table:formula="of:=IF([.AA2]&gt;=0.9875;&quot;A+&quot;;  IF([.AA2]&gt;=0.94; &quot;A&quot;; IF([.AA2]&gt;=0.9; &quot;A-&quot;; IF([.AA2]&gt;=0.87; &quot;B+&quot;; IF([.AA2]&gt;=0.84;&quot;B&quot;; IF([.AA2]&gt;=0.8; &quot;B-&quot;; IF([.AA2]&gt;=0.77; &quot;C+&quot;; IF([.AA2]&gt;=0.74;&quot;C&quot;; IF([.AA2]&gt;=0.7; &quot;C-&quot;; IF([.AA2]&gt;=0.67; &quot;D+&quot;; IF([.AA2]&gt;=0.64;&quot;D&quot;; IF([.AA2]&gt;=0.6; &quot;D-&quot;; &quot;F&quot;))))))))))))" office:value-type="string" office:string-value="F" calcext:value-type="string">
            <text:p>F</text:p>
          </table:table-cell>
          <table:table-cell table:style-name="ce17" table:formula="of:=VLOOKUP([.AB2]; [.$AH$2:.$AI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-</text:p>
          </table:table-cell>
          <table:table-cell/>
          <table:table-cell table:style-name="ce7"/>
          <table:table-cell/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style-name="ce5"/>
          <table:table-cell table:style-name="ce7" table:formula="of:=[.M3]/50*0.15 + [.N3]/50*0.15 + [.O3]/100*0.2" office:value-type="float" office:value="0.276" calcext:value-type="float">
            <text:p>0.276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C+</text:p>
          </table:table-cell>
          <table:table-cell table:style-name="ce7"/>
          <table:table-cell/>
          <table:table-cell table:style-name="ce14" table:formula="of:=[.K3] + [.P3] + [.V3] + [.Y3]" office:value-type="float" office:value="0.276" calcext:value-type="float">
            <text:p>0.27600</text:p>
          </table:table-cell>
          <table:table-cell table:style-name="ce15" table:formula="of:=IF([.AA3]&gt;=0.9875;&quot;A+&quot;;  IF([.AA3]&gt;=0.94; &quot;A&quot;; IF([.AA3]&gt;=0.9; &quot;A-&quot;; IF([.AA3]&gt;=0.87; &quot;B+&quot;; IF([.AA3]&gt;=0.84;&quot;B&quot;; IF([.AA3]&gt;=0.8; &quot;B-&quot;; IF([.AA3]&gt;=0.77; &quot;C+&quot;; IF([.AA3]&gt;=0.74;&quot;C&quot;; IF([.AA3]&gt;=0.7; &quot;C-&quot;; IF([.AA3]&gt;=0.67; &quot;D+&quot;; IF([.AA3]&gt;=0.64;&quot;D&quot;; IF([.AA3]&gt;=0.6; &quot;D-&quot;; &quot;F&quot;))))))))))))" office:value-type="string" office:string-value="F" calcext:value-type="string">
            <text:p>F</text:p>
          </table:table-cell>
          <table:table-cell table:style-name="ce17" table:formula="of:=VLOOKUP([.AB3]; [.$AH$2:.$AI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lmog Boano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/>
          <table:table-cell table:style-name="ce7"/>
          <table:table-cell/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style-name="ce5"/>
          <table:table-cell table:style-name="ce7" table:formula="of:=[.M4]/50*0.15 + [.N4]/50*0.15 + [.O4]/100*0.2" office:value-type="float" office:value="0.267" calcext:value-type="float">
            <text:p>0.267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B</text:p>
          </table:table-cell>
          <table:table-cell table:style-name="ce7"/>
          <table:table-cell/>
          <table:table-cell table:style-name="ce14" table:formula="of:=[.K4] + [.P4] + [.V4] + [.Y4]" office:value-type="float" office:value="0.267" calcext:value-type="float">
            <text:p>0.26700</text:p>
          </table:table-cell>
          <table:table-cell table:style-name="ce15" table:formula="of:=IF([.AA4]&gt;=0.9875;&quot;A+&quot;;  IF([.AA4]&gt;=0.94; &quot;A&quot;; IF([.AA4]&gt;=0.9; &quot;A-&quot;; IF([.AA4]&gt;=0.87; &quot;B+&quot;; IF([.AA4]&gt;=0.84;&quot;B&quot;; IF([.AA4]&gt;=0.8; &quot;B-&quot;; IF([.AA4]&gt;=0.77; &quot;C+&quot;; IF([.AA4]&gt;=0.74;&quot;C&quot;; IF([.AA4]&gt;=0.7; &quot;C-&quot;; IF([.AA4]&gt;=0.67; &quot;D+&quot;; IF([.AA4]&gt;=0.64;&quot;D&quot;; IF([.AA4]&gt;=0.6; &quot;D-&quot;; &quot;F&quot;))))))))))))" office:value-type="string" office:string-value="F" calcext:value-type="string">
            <text:p>F</text:p>
          </table:table-cell>
          <table:table-cell table:style-name="ce17" table:formula="of:=VLOOKUP([.AB4]; [.$AH$2:.$AI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athal Chaffee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B-</text:p>
          </table:table-cell>
          <table:table-cell/>
          <table:table-cell table:style-name="ce7"/>
          <table:table-cell/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table:style-name="ce5"/>
          <table:table-cell table:style-name="ce7" table:formula="of:=[.M5]/50*0.15 + [.N5]/50*0.15 + [.O5]/100*0.2" office:value-type="float" office:value="0.246" calcext:value-type="float">
            <text:p>0.246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C+</text:p>
          </table:table-cell>
          <table:table-cell table:style-name="ce7"/>
          <table:table-cell/>
          <table:table-cell table:style-name="ce14" table:formula="of:=[.K5] + [.P5] + [.V5] + [.Y5]" office:value-type="float" office:value="0.246" calcext:value-type="float">
            <text:p>0.24600</text:p>
          </table:table-cell>
          <table:table-cell table:style-name="ce15" table:formula="of:=IF([.AA5]&gt;=0.9875;&quot;A+&quot;;  IF([.AA5]&gt;=0.94; &quot;A&quot;; IF([.AA5]&gt;=0.9; &quot;A-&quot;; IF([.AA5]&gt;=0.87; &quot;B+&quot;; IF([.AA5]&gt;=0.84;&quot;B&quot;; IF([.AA5]&gt;=0.8; &quot;B-&quot;; IF([.AA5]&gt;=0.77; &quot;C+&quot;; IF([.AA5]&gt;=0.74;&quot;C&quot;; IF([.AA5]&gt;=0.7; &quot;C-&quot;; IF([.AA5]&gt;=0.67; &quot;D+&quot;; IF([.AA5]&gt;=0.64;&quot;D&quot;; IF([.AA5]&gt;=0.6; &quot;D-&quot;; &quot;F&quot;))))))))))))" office:value-type="string" office:string-value="F" calcext:value-type="string">
            <text:p>F</text:p>
          </table:table-cell>
          <table:table-cell table:style-name="ce17" table:formula="of:=VLOOKUP([.AB5]; [.$AH$2:.$AI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Shaun Choffel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+</text:p>
          </table:table-cell>
          <table:table-cell/>
          <table:table-cell table:style-name="ce7"/>
          <table:table-cell/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style-name="ce5"/>
          <table:table-cell table:style-name="ce7" table:formula="of:=[.M6]/50*0.15 + [.N6]/50*0.15 + [.O6]/100*0.2" office:value-type="float" office:value="0.24" calcext:value-type="float">
            <text:p>0.240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C+</text:p>
          </table:table-cell>
          <table:table-cell table:style-name="ce7"/>
          <table:table-cell/>
          <table:table-cell table:style-name="ce14" table:formula="of:=[.K6] + [.P6] + [.V6] + [.Y6]" office:value-type="float" office:value="0.24" calcext:value-type="float">
            <text:p>0.24000</text:p>
          </table:table-cell>
          <table:table-cell table:style-name="ce15" table:formula="of:=IF([.AA6]&gt;=0.9875;&quot;A+&quot;;  IF([.AA6]&gt;=0.94; &quot;A&quot;; IF([.AA6]&gt;=0.9; &quot;A-&quot;; IF([.AA6]&gt;=0.87; &quot;B+&quot;; IF([.AA6]&gt;=0.84;&quot;B&quot;; IF([.AA6]&gt;=0.8; &quot;B-&quot;; IF([.AA6]&gt;=0.77; &quot;C+&quot;; IF([.AA6]&gt;=0.74;&quot;C&quot;; IF([.AA6]&gt;=0.7; &quot;C-&quot;; IF([.AA6]&gt;=0.67; &quot;D+&quot;; IF([.AA6]&gt;=0.64;&quot;D&quot;; IF([.AA6]&gt;=0.6; &quot;D-&quot;; &quot;F&quot;))))))))))))" office:value-type="string" office:string-value="F" calcext:value-type="string">
            <text:p>F</text:p>
          </table:table-cell>
          <table:table-cell table:style-name="ce17" table:formula="of:=VLOOKUP([.AB6]; [.$AH$2:.$AI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Francis Cra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/>
          <table:table-cell table:style-name="ce7"/>
          <table:table-cell/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style-name="ce5"/>
          <table:table-cell table:style-name="ce7" table:formula="of:=[.M7]/50*0.15 + [.N7]/50*0.15 + [.O7]/100*0.2" office:value-type="float" office:value="0.225" calcext:value-type="float">
            <text:p>0.225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C-</text:p>
          </table:table-cell>
          <table:table-cell table:style-name="ce7"/>
          <table:table-cell/>
          <table:table-cell table:style-name="ce14" table:formula="of:=[.K7] + [.P7] + [.V7] + [.Y7]" office:value-type="float" office:value="0.225" calcext:value-type="float">
            <text:p>0.22500</text:p>
          </table:table-cell>
          <table:table-cell table:style-name="ce15" table:formula="of:=IF([.AA7]&gt;=0.9875;&quot;A+&quot;;  IF([.AA7]&gt;=0.94; &quot;A&quot;; IF([.AA7]&gt;=0.9; &quot;A-&quot;; IF([.AA7]&gt;=0.87; &quot;B+&quot;; IF([.AA7]&gt;=0.84;&quot;B&quot;; IF([.AA7]&gt;=0.8; &quot;B-&quot;; IF([.AA7]&gt;=0.77; &quot;C+&quot;; IF([.AA7]&gt;=0.74;&quot;C&quot;; IF([.AA7]&gt;=0.7; &quot;C-&quot;; IF([.AA7]&gt;=0.67; &quot;D+&quot;; IF([.AA7]&gt;=0.64;&quot;D&quot;; IF([.AA7]&gt;=0.6; &quot;D-&quot;; &quot;F&quot;))))))))))))" office:value-type="string" office:string-value="F" calcext:value-type="string">
            <text:p>F</text:p>
          </table:table-cell>
          <table:table-cell table:style-name="ce17" table:formula="of:=VLOOKUP([.AB7]; [.$AH$2:.$AI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roy Ding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/>
          <table:table-cell table:style-name="ce7"/>
          <table:table-cell/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table:style-name="ce5"/>
          <table:table-cell table:style-name="ce7" table:formula="of:=[.M8]/50*0.15 + [.N8]/50*0.15 + [.O8]/100*0.2" office:value-type="float" office:value="0.261" calcext:value-type="float">
            <text:p>0.261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A-</text:p>
          </table:table-cell>
          <table:table-cell table:style-name="ce7"/>
          <table:table-cell/>
          <table:table-cell table:style-name="ce14" table:formula="of:=[.K8] + [.P8] + [.V8] + [.Y8]" office:value-type="float" office:value="0.261" calcext:value-type="float">
            <text:p>0.26100</text:p>
          </table:table-cell>
          <table:table-cell table:style-name="ce15" table:formula="of:=IF([.AA8]&gt;=0.9875;&quot;A+&quot;;  IF([.AA8]&gt;=0.94; &quot;A&quot;; IF([.AA8]&gt;=0.9; &quot;A-&quot;; IF([.AA8]&gt;=0.87; &quot;B+&quot;; IF([.AA8]&gt;=0.84;&quot;B&quot;; IF([.AA8]&gt;=0.8; &quot;B-&quot;; IF([.AA8]&gt;=0.77; &quot;C+&quot;; IF([.AA8]&gt;=0.74;&quot;C&quot;; IF([.AA8]&gt;=0.7; &quot;C-&quot;; IF([.AA8]&gt;=0.67; &quot;D+&quot;; IF([.AA8]&gt;=0.64;&quot;D&quot;; IF([.AA8]&gt;=0.6; &quot;D-&quot;; &quot;F&quot;))))))))))))" office:value-type="string" office:string-value="F" calcext:value-type="string">
            <text:p>F</text:p>
          </table:table-cell>
          <table:table-cell table:style-name="ce17" table:formula="of:=VLOOKUP([.AB8]; [.$AH$2:.$AI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Brandon Ginoz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4" office:value-type="string" calcext:value-type="string">
            <text:p>A</text:p>
          </table:table-cell>
          <table:table-cell/>
          <table:table-cell table:style-name="ce7"/>
          <table:table-cell/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table:style-name="ce5"/>
          <table:table-cell table:style-name="ce7" table:formula="of:=[.M9]/50*0.15 + [.N9]/50*0.15 + [.O9]/100*0.2" office:value-type="float" office:value="0.276" calcext:value-type="float">
            <text:p>0.276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C+</text:p>
          </table:table-cell>
          <table:table-cell table:style-name="ce7"/>
          <table:table-cell/>
          <table:table-cell table:style-name="ce14" table:formula="of:=[.K9] + [.P9] + [.V9] + [.Y9]" office:value-type="float" office:value="0.276" calcext:value-type="float">
            <text:p>0.27600</text:p>
          </table:table-cell>
          <table:table-cell table:style-name="ce15" table:formula="of:=IF([.AA9]&gt;=0.9875;&quot;A+&quot;;  IF([.AA9]&gt;=0.94; &quot;A&quot;; IF([.AA9]&gt;=0.9; &quot;A-&quot;; IF([.AA9]&gt;=0.87; &quot;B+&quot;; IF([.AA9]&gt;=0.84;&quot;B&quot;; IF([.AA9]&gt;=0.8; &quot;B-&quot;; IF([.AA9]&gt;=0.77; &quot;C+&quot;; IF([.AA9]&gt;=0.74;&quot;C&quot;; IF([.AA9]&gt;=0.7; &quot;C-&quot;; IF([.AA9]&gt;=0.67; &quot;D+&quot;; IF([.AA9]&gt;=0.64;&quot;D&quot;; IF([.AA9]&gt;=0.6; &quot;D-&quot;; &quot;F&quot;))))))))))))" office:value-type="string" office:string-value="F" calcext:value-type="string">
            <text:p>F</text:p>
          </table:table-cell>
          <table:table-cell table:style-name="ce17" table:formula="of:=VLOOKUP([.AB9]; [.$AH$2:.$AI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acob Hank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/>
          <table:table-cell table:style-name="ce7"/>
          <table:table-cell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5"/>
          <table:table-cell table:style-name="ce7" table:formula="of:=[.M10]/50*0.15 + [.N10]/50*0.15 + [.O10]/100*0.2" office:value-type="float" office:value="0.261" calcext:value-type="float">
            <text:p>0.261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A-</text:p>
          </table:table-cell>
          <table:table-cell table:style-name="ce7"/>
          <table:table-cell/>
          <table:table-cell table:style-name="ce14" table:formula="of:=[.K10] + [.P10] + [.V10] + [.Y10]" office:value-type="float" office:value="0.261" calcext:value-type="float">
            <text:p>0.26100</text:p>
          </table:table-cell>
          <table:table-cell table:style-name="ce15" table:formula="of:=IF([.AA10]&gt;=0.9875;&quot;A+&quot;;  IF([.AA10]&gt;=0.94; &quot;A&quot;; IF([.AA10]&gt;=0.9; &quot;A-&quot;; IF([.AA10]&gt;=0.87; &quot;B+&quot;; IF([.AA10]&gt;=0.84;&quot;B&quot;; IF([.AA10]&gt;=0.8; &quot;B-&quot;; IF([.AA10]&gt;=0.77; &quot;C+&quot;; IF([.AA10]&gt;=0.74;&quot;C&quot;; IF([.AA10]&gt;=0.7; &quot;C-&quot;; IF([.AA10]&gt;=0.67; &quot;D+&quot;; IF([.AA10]&gt;=0.64;&quot;D&quot;; IF([.AA10]&gt;=0.6; &quot;D-&quot;; &quot;F&quot;))))))))))))" office:value-type="string" office:string-value="F" calcext:value-type="string">
            <text:p>F</text:p>
          </table:table-cell>
          <table:table-cell table:style-name="ce17" table:formula="of:=VLOOKUP([.AB10]; [.$AH$2:.$AI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Lucas Haw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/>
          <table:table-cell table:style-name="ce7"/>
          <table:table-cell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style-name="ce5"/>
          <table:table-cell table:style-name="ce7" table:formula="of:=[.M11]/50*0.15 + [.N11]/50*0.15 + [.O11]/100*0.2" office:value-type="float" office:value="0.27" calcext:value-type="float">
            <text:p>0.270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B-</text:p>
          </table:table-cell>
          <table:table-cell table:style-name="ce7"/>
          <table:table-cell/>
          <table:table-cell table:style-name="ce14" table:formula="of:=[.K11] + [.P11] + [.V11] + [.Y11]" office:value-type="float" office:value="0.27" calcext:value-type="float">
            <text:p>0.27000</text:p>
          </table:table-cell>
          <table:table-cell table:style-name="ce15" table:formula="of:=IF([.AA11]&gt;=0.9875;&quot;A+&quot;;  IF([.AA11]&gt;=0.94; &quot;A&quot;; IF([.AA11]&gt;=0.9; &quot;A-&quot;; IF([.AA11]&gt;=0.87; &quot;B+&quot;; IF([.AA11]&gt;=0.84;&quot;B&quot;; IF([.AA11]&gt;=0.8; &quot;B-&quot;; IF([.AA11]&gt;=0.77; &quot;C+&quot;; IF([.AA11]&gt;=0.74;&quot;C&quot;; IF([.AA11]&gt;=0.7; &quot;C-&quot;; IF([.AA11]&gt;=0.67; &quot;D+&quot;; IF([.AA11]&gt;=0.64;&quot;D&quot;; IF([.AA11]&gt;=0.6; &quot;D-&quot;; &quot;F&quot;))))))))))))" office:value-type="string" office:string-value="F" calcext:value-type="string">
            <text:p>F</text:p>
          </table:table-cell>
          <table:table-cell table:style-name="ce17" table:formula="of:=VLOOKUP([.AB11]; [.$AH$2:.$AI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/>
          <table:table-cell table:style-name="ce7"/>
          <table:table-cell/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style-name="ce5"/>
          <table:table-cell table:style-name="ce7" table:formula="of:=[.M12]/50*0.15 + [.N12]/50*0.15 + [.O12]/100*0.2" office:value-type="float" office:value="0.252" calcext:value-type="float">
            <text:p>0.252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B-</text:p>
          </table:table-cell>
          <table:table-cell table:style-name="ce7"/>
          <table:table-cell/>
          <table:table-cell table:style-name="ce14" table:formula="of:=[.K12] + [.P12] + [.V12] + [.Y12]" office:value-type="float" office:value="0.252" calcext:value-type="float">
            <text:p>0.25200</text:p>
          </table:table-cell>
          <table:table-cell table:style-name="ce15" table:formula="of:=IF([.AA12]&gt;=0.9875;&quot;A+&quot;;  IF([.AA12]&gt;=0.94; &quot;A&quot;; IF([.AA12]&gt;=0.9; &quot;A-&quot;; IF([.AA12]&gt;=0.87; &quot;B+&quot;; IF([.AA12]&gt;=0.84;&quot;B&quot;; IF([.AA12]&gt;=0.8; &quot;B-&quot;; IF([.AA12]&gt;=0.77; &quot;C+&quot;; IF([.AA12]&gt;=0.74;&quot;C&quot;; IF([.AA12]&gt;=0.7; &quot;C-&quot;; IF([.AA12]&gt;=0.67; &quot;D+&quot;; IF([.AA12]&gt;=0.64;&quot;D&quot;; IF([.AA12]&gt;=0.6; &quot;D-&quot;; &quot;F&quot;))))))))))))" office:value-type="string" office:string-value="F" calcext:value-type="string">
            <text:p>F</text:p>
          </table:table-cell>
          <table:table-cell table:style-name="ce17" table:formula="of:=VLOOKUP([.AB12]; [.$AH$2:.$AI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ody Kinneer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4" office:value-type="string" calcext:value-type="string">
            <text:p>A</text:p>
          </table:table-cell>
          <table:table-cell/>
          <table:table-cell table:style-name="ce7"/>
          <table:table-cell/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style-name="ce5"/>
          <table:table-cell table:style-name="ce7" table:formula="of:=[.M13]/50*0.15 + [.N13]/50*0.15 + [.O13]/100*0.2" office:value-type="float" office:value="0.285" calcext:value-type="float">
            <text:p>0.285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A-</text:p>
          </table:table-cell>
          <table:table-cell table:style-name="ce7"/>
          <table:table-cell/>
          <table:table-cell table:style-name="ce14" table:formula="of:=[.K13] + [.P13] + [.V13] + [.Y13]" office:value-type="float" office:value="0.285" calcext:value-type="float">
            <text:p>0.28500</text:p>
          </table:table-cell>
          <table:table-cell table:style-name="ce15" table:formula="of:=IF([.AA13]&gt;=0.9875;&quot;A+&quot;;  IF([.AA13]&gt;=0.94; &quot;A&quot;; IF([.AA13]&gt;=0.9; &quot;A-&quot;; IF([.AA13]&gt;=0.87; &quot;B+&quot;; IF([.AA13]&gt;=0.84;&quot;B&quot;; IF([.AA13]&gt;=0.8; &quot;B-&quot;; IF([.AA13]&gt;=0.77; &quot;C+&quot;; IF([.AA13]&gt;=0.74;&quot;C&quot;; IF([.AA13]&gt;=0.7; &quot;C-&quot;; IF([.AA13]&gt;=0.67; &quot;D+&quot;; IF([.AA13]&gt;=0.64;&quot;D&quot;; IF([.AA13]&gt;=0.6; &quot;D-&quot;; &quot;F&quot;))))))))))))" office:value-type="string" office:string-value="F" calcext:value-type="string">
            <text:p>F</text:p>
          </table:table-cell>
          <table:table-cell table:style-name="ce17" table:formula="of:=VLOOKUP([.AB13]; [.$AH$2:.$AI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ndreas Langrebe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/>
          <table:table-cell table:style-name="ce7"/>
          <table:table-cell/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style-name="ce5"/>
          <table:table-cell table:style-name="ce7" table:formula="of:=[.M14]/50*0.15 + [.N14]/50*0.15 + [.O14]/100*0.2" office:value-type="float" office:value="0.234" calcext:value-type="float">
            <text:p>0.234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B-</text:p>
          </table:table-cell>
          <table:table-cell table:style-name="ce7"/>
          <table:table-cell/>
          <table:table-cell table:style-name="ce14" table:formula="of:=[.K14] + [.P14] + [.V14] + [.Y14]" office:value-type="float" office:value="0.234" calcext:value-type="float">
            <text:p>0.23400</text:p>
          </table:table-cell>
          <table:table-cell table:style-name="ce15" table:formula="of:=IF([.AA14]&gt;=0.9875;&quot;A+&quot;;  IF([.AA14]&gt;=0.94; &quot;A&quot;; IF([.AA14]&gt;=0.9; &quot;A-&quot;; IF([.AA14]&gt;=0.87; &quot;B+&quot;; IF([.AA14]&gt;=0.84;&quot;B&quot;; IF([.AA14]&gt;=0.8; &quot;B-&quot;; IF([.AA14]&gt;=0.77; &quot;C+&quot;; IF([.AA14]&gt;=0.74;&quot;C&quot;; IF([.AA14]&gt;=0.7; &quot;C-&quot;; IF([.AA14]&gt;=0.67; &quot;D+&quot;; IF([.AA14]&gt;=0.64;&quot;D&quot;; IF([.AA14]&gt;=0.6; &quot;D-&quot;; &quot;F&quot;))))))))))))" office:value-type="string" office:string-value="F" calcext:value-type="string">
            <text:p>F</text:p>
          </table:table-cell>
          <table:table-cell table:style-name="ce17" table:formula="of:=VLOOKUP([.AB14]; [.$AH$2:.$AI$14]; 2; 0)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oshua Lawrence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/>
          <table:table-cell table:style-name="ce7"/>
          <table:table-cell/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style-name="ce5"/>
          <table:table-cell table:style-name="ce7" table:formula="of:=[.M15]/50*0.15 + [.N15]/50*0.15 + [.O15]/100*0.2" office:value-type="float" office:value="0.267" calcext:value-type="float">
            <text:p>0.267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A-</text:p>
          </table:table-cell>
          <table:table-cell table:style-name="ce7"/>
          <table:table-cell/>
          <table:table-cell table:style-name="ce14" table:formula="of:=[.K15] + [.P15] + [.V15] + [.Y15]" office:value-type="float" office:value="0.267" calcext:value-type="float">
            <text:p>0.26700</text:p>
          </table:table-cell>
          <table:table-cell table:style-name="ce15" table:formula="of:=IF([.AA15]&gt;=0.9875;&quot;A+&quot;;  IF([.AA15]&gt;=0.94; &quot;A&quot;; IF([.AA15]&gt;=0.9; &quot;A-&quot;; IF([.AA15]&gt;=0.87; &quot;B+&quot;; IF([.AA15]&gt;=0.84;&quot;B&quot;; IF([.AA15]&gt;=0.8; &quot;B-&quot;; IF([.AA15]&gt;=0.77; &quot;C+&quot;; IF([.AA15]&gt;=0.74;&quot;C&quot;; IF([.AA15]&gt;=0.7; &quot;C-&quot;; IF([.AA15]&gt;=0.67; &quot;D+&quot;; IF([.AA15]&gt;=0.64;&quot;D&quot;; IF([.AA15]&gt;=0.6; &quot;D-&quot;; &quot;F&quot;))))))))))))" office:value-type="string" office:string-value="F" calcext:value-type="string">
            <text:p>F</text:p>
          </table:table-cell>
          <table:table-cell table:style-name="ce17" table:formula="of:=VLOOKUP([.AB15]; [.$AH$2:.$AI$14]; 2; 0)" office:value-type="float" office:value="0" calcext:value-type="float">
            <text:p>0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 calcext:value-type="string">
            <text:p>Paul Livingston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-</text:p>
          </table:table-cell>
          <table:table-cell/>
          <table:table-cell table:style-name="ce7"/>
          <table:table-cell/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style-name="ce5"/>
          <table:table-cell table:style-name="ce7" table:formula="of:=[.M16]/50*0.15 + [.N16]/50*0.15 + [.O16]/100*0.2" office:value-type="float" office:value="0.195" calcext:value-type="float">
            <text:p>0.195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C-</text:p>
          </table:table-cell>
          <table:table-cell table:style-name="ce7"/>
          <table:table-cell/>
          <table:table-cell table:style-name="ce14" table:formula="of:=[.K16] + [.P16] + [.V16] + [.Y16]" office:value-type="float" office:value="0.195" calcext:value-type="float">
            <text:p>0.19500</text:p>
          </table:table-cell>
          <table:table-cell table:style-name="ce15" table:formula="of:=IF([.AA16]&gt;=0.9875;&quot;A+&quot;;  IF([.AA16]&gt;=0.94; &quot;A&quot;; IF([.AA16]&gt;=0.9; &quot;A-&quot;; IF([.AA16]&gt;=0.87; &quot;B+&quot;; IF([.AA16]&gt;=0.84;&quot;B&quot;; IF([.AA16]&gt;=0.8; &quot;B-&quot;; IF([.AA16]&gt;=0.77; &quot;C+&quot;; IF([.AA16]&gt;=0.74;&quot;C&quot;; IF([.AA16]&gt;=0.7; &quot;C-&quot;; IF([.AA16]&gt;=0.67; &quot;D+&quot;; IF([.AA16]&gt;=0.64;&quot;D&quot;; IF([.AA16]&gt;=0.6; &quot;D-&quot;; &quot;F&quot;))))))))))))" office:value-type="string" office:string-value="F" calcext:value-type="string">
            <text:p>F</text:p>
          </table:table-cell>
          <table:table-cell table:style-name="ce17" table:formula="of:=VLOOKUP([.AB16]; [.$AH$2:.$AI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Colton McCurdy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/>
          <table:table-cell table:style-name="ce7"/>
          <table:table-cell/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style-name="ce5"/>
          <table:table-cell table:style-name="ce7" table:formula="of:=[.M17]/50*0.15 + [.N17]/50*0.15 + [.O17]/100*0.2" office:value-type="float" office:value="0.267" calcext:value-type="float">
            <text:p>0.267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A-</text:p>
          </table:table-cell>
          <table:table-cell table:style-name="ce7"/>
          <table:table-cell/>
          <table:table-cell table:style-name="ce14" table:formula="of:=[.K17] + [.P17] + [.V17] + [.Y17]" office:value-type="float" office:value="0.267" calcext:value-type="float">
            <text:p>0.26700</text:p>
          </table:table-cell>
          <table:table-cell table:style-name="ce15" table:formula="of:=IF([.AA17]&gt;=0.9875;&quot;A+&quot;;  IF([.AA17]&gt;=0.94; &quot;A&quot;; IF([.AA17]&gt;=0.9; &quot;A-&quot;; IF([.AA17]&gt;=0.87; &quot;B+&quot;; IF([.AA17]&gt;=0.84;&quot;B&quot;; IF([.AA17]&gt;=0.8; &quot;B-&quot;; IF([.AA17]&gt;=0.77; &quot;C+&quot;; IF([.AA17]&gt;=0.74;&quot;C&quot;; IF([.AA17]&gt;=0.7; &quot;C-&quot;; IF([.AA17]&gt;=0.67; &quot;D+&quot;; IF([.AA17]&gt;=0.64;&quot;D&quot;; IF([.AA17]&gt;=0.6; &quot;D-&quot;; &quot;F&quot;))))))))))))" office:value-type="string" office:string-value="F" calcext:value-type="string">
            <text:p>F</text:p>
          </table:table-cell>
          <table:table-cell table:style-name="ce17" table:formula="of:=VLOOKUP([.AB17]; [.$AH$2:.$AI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lexander Mea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/>
          <table:table-cell table:style-name="ce7"/>
          <table:table-cell/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style-name="ce5"/>
          <table:table-cell table:style-name="ce7" table:formula="of:=[.M18]/50*0.15 + [.N18]/50*0.15 + [.O18]/100*0.2" office:value-type="float" office:value="0.222" calcext:value-type="float">
            <text:p>0.222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B-</text:p>
          </table:table-cell>
          <table:table-cell table:style-name="ce7"/>
          <table:table-cell/>
          <table:table-cell table:style-name="ce14" table:formula="of:=[.K18] + [.P18] + [.V18] + [.Y18]" office:value-type="float" office:value="0.222" calcext:value-type="float">
            <text:p>0.22200</text:p>
          </table:table-cell>
          <table:table-cell table:style-name="ce15" table:formula="of:=IF([.AA18]&gt;=0.9875;&quot;A+&quot;;  IF([.AA18]&gt;=0.94; &quot;A&quot;; IF([.AA18]&gt;=0.9; &quot;A-&quot;; IF([.AA18]&gt;=0.87; &quot;B+&quot;; IF([.AA18]&gt;=0.84;&quot;B&quot;; IF([.AA18]&gt;=0.8; &quot;B-&quot;; IF([.AA18]&gt;=0.77; &quot;C+&quot;; IF([.AA18]&gt;=0.74;&quot;C&quot;; IF([.AA18]&gt;=0.7; &quot;C-&quot;; IF([.AA18]&gt;=0.67; &quot;D+&quot;; IF([.AA18]&gt;=0.64;&quot;D&quot;; IF([.AA18]&gt;=0.6; &quot;D-&quot;; &quot;F&quot;))))))))))))" office:value-type="string" office:string-value="F" calcext:value-type="string">
            <text:p>F</text:p>
          </table:table-cell>
          <table:table-cell table:style-name="ce17" table:formula="of:=VLOOKUP([.AB18]; [.$AH$2:.$AI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Nicholas Mulvay</text:p>
          </table:table-cell>
          <table:table-cell table:number-columns-repeated="4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/>
          <table:table-cell table:style-name="ce7"/>
          <table:table-cell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5"/>
          <table:table-cell table:style-name="ce7" table:formula="of:=[.M19]/50*0.15 + [.N19]/50*0.15 + [.O19]/100*0.2" office:value-type="float" office:value="0.261" calcext:value-type="float">
            <text:p>0.261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C+</text:p>
          </table:table-cell>
          <table:table-cell table:style-name="ce7"/>
          <table:table-cell/>
          <table:table-cell table:style-name="ce14" table:formula="of:=[.K19] + [.P19] + [.V19] + [.Y19]" office:value-type="float" office:value="0.261" calcext:value-type="float">
            <text:p>0.26100</text:p>
          </table:table-cell>
          <table:table-cell table:style-name="ce15" table:formula="of:=IF([.AA19]&gt;=0.9875;&quot;A+&quot;;  IF([.AA19]&gt;=0.94; &quot;A&quot;; IF([.AA19]&gt;=0.9; &quot;A-&quot;; IF([.AA19]&gt;=0.87; &quot;B+&quot;; IF([.AA19]&gt;=0.84;&quot;B&quot;; IF([.AA19]&gt;=0.8; &quot;B-&quot;; IF([.AA19]&gt;=0.77; &quot;C+&quot;; IF([.AA19]&gt;=0.74;&quot;C&quot;; IF([.AA19]&gt;=0.7; &quot;C-&quot;; IF([.AA19]&gt;=0.67; &quot;D+&quot;; IF([.AA19]&gt;=0.64;&quot;D&quot;; IF([.AA19]&gt;=0.6; &quot;D-&quot;; &quot;F&quot;))))))))))))" office:value-type="string" office:string-value="F" calcext:value-type="string">
            <text:p>F</text:p>
          </table:table-cell>
          <table:table-cell table:style-name="ce17" table:formula="of:=VLOOKUP([.AB19]; [.$AH$2:.$AI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arlee Sherrett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/>
          <table:table-cell table:style-name="ce7"/>
          <table:table-cell/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table:style-name="ce5"/>
          <table:table-cell table:style-name="ce7" table:formula="of:=[.M20]/50*0.15 + [.N20]/50*0.15 + [.O20]/100*0.2" office:value-type="float" office:value="0.264" calcext:value-type="float">
            <text:p>0.264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B+</text:p>
          </table:table-cell>
          <table:table-cell table:style-name="ce7"/>
          <table:table-cell/>
          <table:table-cell table:style-name="ce14" table:formula="of:=[.K20] + [.P20] + [.V20] + [.Y20]" office:value-type="float" office:value="0.264" calcext:value-type="float">
            <text:p>0.26400</text:p>
          </table:table-cell>
          <table:table-cell table:style-name="ce15" table:formula="of:=IF([.AA20]&gt;=0.9875;&quot;A+&quot;;  IF([.AA20]&gt;=0.94; &quot;A&quot;; IF([.AA20]&gt;=0.9; &quot;A-&quot;; IF([.AA20]&gt;=0.87; &quot;B+&quot;; IF([.AA20]&gt;=0.84;&quot;B&quot;; IF([.AA20]&gt;=0.8; &quot;B-&quot;; IF([.AA20]&gt;=0.77; &quot;C+&quot;; IF([.AA20]&gt;=0.74;&quot;C&quot;; IF([.AA20]&gt;=0.7; &quot;C-&quot;; IF([.AA20]&gt;=0.67; &quot;D+&quot;; IF([.AA20]&gt;=0.64;&quot;D&quot;; IF([.AA20]&gt;=0.6; &quot;D-&quot;; &quot;F&quot;))))))))))))" office:value-type="string" office:string-value="F" calcext:value-type="string">
            <text:p>F</text:p>
          </table:table-cell>
          <table:table-cell table:style-name="ce17" table:formula="of:=VLOOKUP([.AB20]; [.$AH$2:.$AI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Keegan Shu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/>
          <table:table-cell table:style-name="ce8"/>
          <table:table-cell/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7" table:formula="of:=[.M21]/50*0.15 + [.N21]/50*0.15 + [.O21]/100*0.2" office:value-type="float" office:value="0.264" calcext:value-type="float">
            <text:p>0.26400</text:p>
          </table:table-cell>
          <table:table-cell table:number-columns-repeated="4"/>
          <table:table-cell table:style-name="ce5"/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table:style-name="ce15" table:formula="of:=AVERAGE([.AA2:.AA18])" office:value-type="float" office:value="0.253588235294118" calcext:value-type="float">
            <text:p>0.2535882353</text:p>
          </table:table-cell>
          <table:table-cell table:style-name="ce12"/>
          <table:table-cell table:style-name="ce15" table:formula="of:=AVERAGE([.AC2:.AC2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Luke Smith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/>
          <table:table-cell table:style-name="ce8"/>
          <table:table-cell/>
          <table:table-cell table:number-columns-repeated="2" office:value-type="float" office:value="42" calcext:value-type="float">
            <text:p>42</text:p>
          </table:table-cell>
          <table:table-cell/>
          <table:table-cell table:style-name="ce7" table:formula="of:=[.M22]/50*0.15 + [.N22]/50*0.15 + [.O22]/100*0.2" office:value-type="float" office:value="0.252" calcext:value-type="float">
            <text:p>0.25200</text:p>
          </table:table-cell>
          <table:table-cell table:number-columns-repeated="7"/>
          <table:table-cell office:value-type="string" calcext:value-type="string">
            <text:p>C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youba Swaray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/>
          <table:table-cell table:style-name="ce8"/>
          <table:table-cell/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7" table:formula="of:=[.M23]/50*0.15 + [.N23]/50*0.15 + [.O23]/100*0.2" office:value-type="float" office:value="0.204" calcext:value-type="float">
            <text:p>0.20400</text:p>
          </table:table-cell>
          <table:table-cell table:number-columns-repeated="7"/>
          <table:table-cell office:value-type="string" calcext:value-type="string">
            <text:p>C-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erbert Torran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+</text:p>
          </table:table-cell>
          <table:table-cell/>
          <table:table-cell table:style-name="ce8"/>
          <table:table-cell/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7" table:formula="of:=[.M24]/50*0.15 + [.N24]/50*0.15 + [.O24]/100*0.2" office:value-type="float" office:value="0.231" calcext:value-type="float">
            <text:p>0.23100</text:p>
          </table:table-cell>
          <table:table-cell table:number-columns-repeated="7"/>
          <table:table-cell office:value-type="string" calcext:value-type="string">
            <text:p>C+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ichael Weisman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/>
          <table:table-cell table:style-name="ce8"/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7" table:formula="of:=[.M25]/50*0.15 + [.N25]/50*0.15 + [.O25]/100*0.2" office:value-type="float" office:value="0.297" calcext:value-type="float">
            <text:p>0.29700</text:p>
          </table:table-cell>
          <table:table-cell table:number-columns-repeated="7"/>
          <table:table-cell office:value-type="string" calcext:value-type="string">
            <text:p>A</text:p>
          </table:table-cell>
          <table:table-cell table:number-columns-repeated="993"/>
        </table:table-row>
        <table:table-row table:style-name="ro1">
          <table:table-cell table:number-columns-repeated="10"/>
          <table:table-cell table:style-name="ce8"/>
          <table:table-cell table:number-columns-repeated="4"/>
          <table:table-cell table:style-name="ce8"/>
          <table:table-cell table:number-columns-repeated="1001"/>
        </table:table-row>
        <table:table-row table:style-name="ro1">
          <table:table-cell table:number-columns-repeated="10"/>
          <table:table-cell table:style-name="ce8"/>
          <table:table-cell/>
          <table:table-cell table:formula="of:=AVERAGE([.M2:.M25])" office:value-type="float" office:value="41.25" calcext:value-type="float">
            <text:p>41.25</text:p>
          </table:table-cell>
          <table:table-cell table:formula="of:=AVERAGE([.N2:.N25])" office:value-type="float" office:value="43.25" calcext:value-type="float">
            <text:p>43.25</text:p>
          </table:table-cell>
          <table:table-cell table:number-columns-repeated="1003"/>
        </table:table-row>
        <table:table-row table:style-name="ro1">
          <table:table-cell table:number-columns-repeated="12"/>
          <table:table-cell table:formula="of:=AVERAGE([.M3:.M26])/50" office:value-type="float" office:value="0.821739130434783" calcext:value-type="float">
            <text:p>0.8217391304</text:p>
          </table:table-cell>
          <table:table-cell table:formula="of:=AVERAGE([.N3:.N26])/50" office:value-type="float" office:value="0.864347826086957" calcext:value-type="float">
            <text:p>0.8643478261</text:p>
          </table:table-cell>
          <table:table-cell table:number-columns-repeated="1003"/>
        </table:table-row>
        <table:table-row table:style-name="ro1" table:number-rows-repeated="1048547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/00/0000</text:date>, <text:time style:data-style-name="N2" text:time-value="17:57:01.0731657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11-25T17:57:20.465091282</dc:date>
    <dc:creator>Gregory Kapfhammer</dc:creator>
    <meta:editing-duration>P7DT1H53M45S</meta:editing-duration>
    <meta:editing-cycles>220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456" meta:object-count="0"/>
  </office:meta>
</office:document-meta>
</file>